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automatic" fo:background-color="#FFC000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fo:background-color="#A02B93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automatic" fo:wrap-option="wrap" fo:background-color="#A02B93" style:repeat-content="false"/>
      <style:paragraph-properties fo:text-align="center"/>
    </style:style>
    <style:style style:name="ce6" style:family="table-cell" style:parent-style-name="Default" style:data-style-name="N13">
      <style:table-cell-properties fo:border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color="#4EA72E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automatic" fo:background-color="#FF0000" style:repeat-content="false"/>
      <style:paragraph-properties fo:text-align="center"/>
      <style:text-properties fo:color="#000000"/>
    </style:style>
    <style:style style:name="ce13" style:family="table-cell" style:parent-style-name="Default" style:data-style-name="N0">
      <style:table-cell-properties fo:border="thin solid #000000" fo:background-color="#FF0000"/>
    </style:style>
    <style:style style:name="ce14" style:family="table-cell" style:parent-style-name="Default" style:data-style-name="N0">
      <style:table-cell-properties fo:border="thin solid #000000" style:vertical-align="automatic" fo:wrap-option="wrap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4.70958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4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Critères<text:s/></text:p>
          </table:table-cell>
          <table:table-cell office:value-type="string" table:style-name="ce3">
            <text:p>AAA</text:p>
          </table:table-cell>
          <table:table-cell office:value-type="string" table:style-name="ce3">
            <text:p>BBB</text:p>
          </table:table-cell>
          <table:table-cell office:value-type="string" table:style-name="ce3">
            <text:p>CCC</text:p>
          </table:table-cell>
          <table:table-cell office:value-type="string" table:style-name="ce3">
            <text:p>DDD</text:p>
          </table:table-cell>
          <table:table-cell office:value-type="string" table:style-name="ce3">
            <text:p>EEE</text:p>
          </table:table-cell>
          <table:table-cell office:value-type="string" table:style-name="ce3">
            <text:p>FFF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4">
            <text:p>Tarifs</text:p>
          </table:table-cell>
          <table:table-cell office:value-type="float" office:value="5.9" table:style-name="ce2">
            <text:p>5,9</text:p>
          </table:table-cell>
          <table:table-cell office:value-type="float" office:value="6.2" table:style-name="ce2">
            <text:p>6,2</text:p>
          </table:table-cell>
          <table:table-cell office:value-type="float" office:value="7.2" table:style-name="ce2">
            <text:p>7,2</text:p>
          </table:table-cell>
          <table:table-cell office:value-type="float" office:value="7.1" table:style-name="ce2">
            <text:p>7,1</text:p>
          </table:table-cell>
          <table:table-cell office:value-type="float" office:value="5.7" table:style-name="ce2">
            <text:p>5,7</text:p>
          </table:table-cell>
          <table:table-cell office:value-type="float" office:value="7" table:style-name="ce2">
            <text:p>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4">
            <text:p>Niveau de services</text:p>
          </table:table-cell>
          <table:table-cell office:value-type="percentage" office:value="0.95" table:style-name="ce6">
            <text:p>95%</text:p>
          </table:table-cell>
          <table:table-cell office:value-type="percentage" office:value="0.8" table:style-name="ce6">
            <text:p>80%</text:p>
          </table:table-cell>
          <table:table-cell office:value-type="percentage" office:value="0.9" table:style-name="ce6">
            <text:p>90%</text:p>
          </table:table-cell>
          <table:table-cell office:value-type="percentage" office:value="0.96" table:style-name="ce6">
            <text:p>96%</text:p>
          </table:table-cell>
          <table:table-cell office:value-type="percentage" office:value="0.99" table:style-name="ce6">
            <text:p>99%</text:p>
          </table:table-cell>
          <table:table-cell office:value-type="percentage" office:value="0.8" table:style-name="ce6">
            <text:p>80%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4">
            <text:p>Délai de traitement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4">
            <text:p>Couverture géographique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4">
            <text:p>Indépences<text:s/>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Complémentarités des ressources</text:p>
            <text:p/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4">
            <text:p>Flexibilité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2">
            <text:p>Montant total</text:p>
          </table:table-cell>
          <table:table-cell office:value-type="float" office:value="96" table:formula="of:=[.C3]*[.$C$13]+[.C4]*[.$C$14]+[.C5]*[.$C$15]+[.C6]*[.$C$16]+[.C7]*[.$C$17]+[.C8]*[.$C$18]+[.C9]*[.$C$19]" table:style-name="ce7">
            <text:p>96</text:p>
          </table:table-cell>
          <table:table-cell office:value-type="float" office:value="104.2" table:formula="of:=[.D3]*[.$C$13]+[.D4]*[.$C$14]+[.D5]*[.$C$15]+[.D6]*[.$C$16]+[.D7]*[.$C$17]+[.D8]*[.$C$18]+[.D9]*[.$C$19]" table:style-name="ce7">
            <text:p>104,2</text:p>
          </table:table-cell>
          <table:table-cell office:value-type="float" office:value="108.8" table:formula="of:=[.E3]*[.$C$13]+[.E4]*[.$C$14]+[.E5]*[.$C$15]+[.E6]*[.$C$16]+[.E7]*[.$C$17]+[.E8]*[.$C$18]+[.E9]*[.$C$19]" table:style-name="ce7">
            <text:p>108,8</text:p>
          </table:table-cell>
          <table:table-cell office:value-type="float" office:value="104.46" table:formula="of:=[.F3]*[.$C$13]+[.F4]*[.$C$14]+[.F5]*[.$C$15]+[.F6]*[.$C$16]+[.F7]*[.$C$17]+[.F8]*[.$C$18]+[.F9]*[.$C$19]" table:style-name="ce7">
            <text:p>104,46</text:p>
          </table:table-cell>
          <table:table-cell office:value-type="float" office:value="104.84" table:formula="of:=[.G3]*[.$C$13]+[.G4]*[.$C$14]+[.G5]*[.$C$15]+[.G6]*[.$C$16]+[.G7]*[.$C$17]+[.G8]*[.$C$18]+[.G9]*[.$C$19]" table:style-name="ce8">
            <text:p>104,84</text:p>
          </table:table-cell>
          <table:table-cell office:value-type="float" office:value="121.8" table:formula="of:=[.H3]*[.$C$13]+[.H4]*[.$C$14]+[.H5]*[.$C$15]+[.H6]*[.$C$16]+[.H7]*[.$C$17]+[.H8]*[.$C$18]+[.H9]*[.$C$19]" table:style-name="ce13">
            <text:p>121,8</text:p>
          </table:table-cell>
          <table:table-cell table:number-columns-repeated="16376"/>
        </table:table-row>
        <table:table-row table:style-name="ro3">
          <table:table-cell/>
          <table:table-cell table:number-columns-repeated="6" table:style-name="ce1"/>
          <table:table-cell office:value-type="string" table:style-name="ce14">
            <text:p>Le meilleur</text:p>
            <text:p>fournisseur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0">
            <text:p>Pondérations<text:s/></text:p>
          </table:table-cell>
          <table:table-cell table:style-name="ce9"/>
          <table:table-cell table:number-columns-repeated="16381" table:style-name="ce1"/>
        </table:table-row>
        <table:table-row table:style-name="ro1">
          <table:table-cell/>
          <table:table-cell office:value-type="string" table:style-name="ce4">
            <text:p>Tarifs</text:p>
          </table:table-cell>
          <table:table-cell office:value-type="float" office:value="7" table:style-name="ce11">
            <text:p>7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4">
            <text:p>Niveau de services</text:p>
          </table:table-cell>
          <table:table-cell office:value-type="float" office:value="6" table:style-name="ce2">
            <text:p>6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4">
            <text:p>Délai de traitement</text:p>
          </table:table-cell>
          <table:table-cell office:value-type="float" office:value="7" table:style-name="ce2">
            <text:p>7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4">
            <text:p>Couverture géographique</text:p>
          </table:table-cell>
          <table:table-cell office:value-type="float" office:value="5" table:style-name="ce2">
            <text:p>5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4">
            <text:p>Indépences<text:s/></text:p>
          </table:table-cell>
          <table:table-cell office:value-type="float" office:value="3" table:style-name="ce2">
            <text:p>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5">
            <text:p>Complémentarités des ressources</text:p>
            <text:p/>
          </table:table-cell>
          <table:table-cell office:value-type="float" office:value="3" table:style-name="ce2">
            <text:p>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4">
            <text:p>Flexibilité</text:p>
          </table:table-cell>
          <table:table-cell office:value-type="float" office:value="5" table:style-name="ce2">
            <text:p>5</text:p>
          </table:table-cell>
          <table:table-cell table:number-columns-repeated="16381"/>
        </table:table-row>
        <table:table-row table:number-rows-repeated="1048557" table:style-name="ro1">
          <table:table-cell table:number-columns-repeated="16384"/>
        </table:table-row>
      </table:table>
      <table:table table:name="Feuil2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129</meta:generator>
    <meta:initial-creator>oumaima benazouz</meta:initial-creator>
    <dc:creator>oumaima benazouz</dc:creator>
    <meta:creation-date>2024-11-10T11:11:46Z</meta:creation-date>
    <dc:date>2024-11-10T12:26:20Z</dc:date>
  </office:meta>
</office:document-meta>
</file>